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ger &gt;=10</text:p>
          </table:table-cell>
          <table:table-cell office:value-type="string" calcext:value-type="string">
            <text:p>Integer &lt;=20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47:02.777098468</meta:creation-date>
    <dc:date>2023-12-22T16:07:08.552617886</dc:date>
    <meta:editing-duration>PT9M55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